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677a" officeooo:paragraph-rsid="0013677a"/>
    </style:style>
    <style:style style:name="P2" style:family="paragraph" style:parent-style-name="Preformatted_20_Text">
      <style:text-properties officeooo:rsid="0013677a" officeooo:paragraph-rsid="0013677a"/>
    </style:style>
    <style:style style:name="P3" style:family="paragraph" style:parent-style-name="Preformatted_20_Text">
      <style:text-properties officeooo:rsid="0013677a" officeooo:paragraph-rsid="00172830"/>
    </style:style>
    <style:style style:name="P4" style:family="paragraph" style:parent-style-name="Preformatted_20_Text">
      <style:text-properties officeooo:rsid="00154057" officeooo:paragraph-rsid="00154057"/>
    </style:style>
    <style:style style:name="P5" style:family="paragraph" style:parent-style-name="Preformatted_20_Text">
      <style:text-properties officeooo:rsid="00154057" officeooo:paragraph-rsid="00172830"/>
    </style:style>
    <style:style style:name="T1" style:family="text">
      <style:text-properties officeooo:rsid="001540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text:span text:style-name="T1">157 c* <text:s text:c="9"/>variables used by the program </text:span></text:p>
      <text:p text:style-name="P5"><text:s/>158 c* </text:p>
      <text:p text:style-name="P5"><text:s/>159 c* <text:s text:c="3"/>a(i)=for i=1 to nvar it is the value of the continuous </text:p>
      <text:p text:style-name="P5"><text:s/>160 c* <text:s text:c="5"/>distribution at the i-th grid point. <text:s/>for i=nvar+1 to nvart </text:p>
      <text:p text:style-name="P5"><text:s/>161 c* <text:s text:c="5"/>it is the number of particles at the discrete size i-nvar </text:p>
      <text:p text:style-name="P5"><text:s/>162 c* <text:s text:c="3"/>abserr=absolute integration error (see ode code write up) </text:p>
      <text:p text:style-name="P5"><text:s/>163 c* <text:s text:c="3"/>adif(i)=this array is used to transfer the a array to the ode </text:p>
      <text:p text:style-name="P5"><text:s/>164 c* <text:s text:c="5"/>package. </text:p>
      <text:p text:style-name="P5"><text:s/>165 c* <text:s text:c="3"/>asave(i)=saved a array from last output time </text:p>
      <text:p text:style-name="P5"><text:s/>166 c* <text:s text:c="3"/>algxba=ln(xb/xa) </text:p>
      <text:p text:style-name="P5"><text:s/>167 c* <text:s text:c="3"/>atry(i)=next iteration for the concentration of the i-th cluster, </text:p>
      <text:p text:style-name="P5"><text:s/>168 c* <text:s text:c="5"/>using the steady state approximation </text:p>
      <text:p text:style-name="P5"><text:s/>169 c* <text:s text:c="3"/>besr(i,j)=coagulation coefficient times the jacobian for the i-th </text:p>
      <text:p text:style-name="P5"><text:s/>170 c* <text:s text:c="5"/>discrete cluster with a particle in the continuous regime such </text:p>
      <text:p text:style-name="P5"><text:s/>171 c* <text:s text:c="5"/>that a particle at the j-th grid point is formed </text:p>
      <text:p text:style-name="P5"><text:s/>172 c* <text:s text:c="3"/>betadc(i,j)=the coagulation coefficient of the i-th cluster with </text:p>
      <text:p text:style-name="P5"><text:s/>173 c* <text:s text:c="5"/>the j-th grid point </text:p>
      <text:p text:style-name="P5"><text:s/>174 c* <text:s text:c="3"/>betdsr(i)=storage array for cluster-cluster coagulation </text:p>
      <text:p text:style-name="P5"><text:s/>175 c* <text:s text:c="5"/>coefficients </text:p>
      <text:p text:style-name="P5"><text:s/>176 c* <text:s text:c="3"/>bottom=lower limit of integration </text:p>
      <text:p text:style-name="P5"><text:s/>177 c* <text:s text:c="3"/>dadt(i)=the derivative of adif(i) with respect to time </text:p>
      <text:p text:style-name="P5"><text:s/>178 c* <text:s text:c="3"/>diag(i)=diagonal elements of tri-diagonal matrix </text:p>
      <text:p text:style-name="P5"><text:s/>179 c* <text:s text:c="3"/>distd=number distribution (number/cc) </text:p>
      <text:p text:style-name="P5"><text:s/>180 c* <text:s text:c="3"/>dists=surface area distribution <text:s/>(square cm/cc) </text:p>
      <text:p text:style-name="P5"><text:s/>181 c* <text:s text:c="3"/>distv=volume distribution <text:s/>(cc/cc) </text:p>
      <text:p text:style-name="P5"><text:s/>182 c* <text:s text:c="3"/>dmean=mean diameter <text:s/>(cm) </text:p>
      <text:p text:style-name="P5"><text:s/>183 c* <text:s text:c="3"/>evapr=total monomer evaporation rate from the continuous regime </text:p>
      <text:p text:style-name="P5"><text:s/>184 c* <text:s text:c="3"/>evpstr(i)=evaporation coefficient at the i-th grid point. for </text:p>
      <text:p text:style-name="P5"><text:s/>185 c* <text:s text:c="5"/>i=nvarp2 to nvart, this is the evaporation coefficient of the </text:p>
      <text:p text:style-name="P5"><text:s/>186 c* <text:s text:c="5"/>i-th cluster </text:p>
      <text:p text:style-name="P5"><text:s/>187 c* <text:s text:c="3"/>fact1a(i,j)=the i-th quadrature factor for the first term of the </text:p>
      <text:p text:style-name="P5"><text:s/>188 c* <text:s text:c="5"/>first coagulation integral for the j-th grid point </text:p>
      <text:p text:style-name="P5"><text:s/>189 c* <text:s text:c="3"/>fact1b(i,j)=the i-th quadrature factor for the second term of the </text:p>
      <text:p text:style-name="P5"><text:s/>190 c* <text:s text:c="5"/>first coagulation integral for the j-th grid point </text:p>
      <text:p text:style-name="P5"><text:s/>191 c* <text:s text:c="3"/>fact2(i,j)=the i-th quadrature factor for the second coagulation </text:p>
      <text:p text:style-name="P5"><text:s/>192 c* <text:s text:c="5"/>integral for the j-th grid point. for j=nvarp1 to nvart this is </text:p>
      <text:p text:style-name="P5"><text:s/>193 c* <text:s text:c="5"/>the quadrature factor for the scavenging of the (j-nvar)-th </text:p>
      <text:p text:style-name="P5"><text:s/>194 c* <text:s text:c="5"/>cluster by particles in the continuous regime </text:p>
      <text:p text:style-name="P5"><text:s/>195 c* <text:s text:c="3"/>facte1(i)=the i-th quadrature factor for the gain of monomer due </text:p>
      <text:p text:style-name="P5"><text:s/>196 c* <text:s text:c="5"/>to evaporation from the continuous regime </text:p>
      <text:p text:style-name="P5"><text:s/>197 c* <text:s text:c="3"/>facte3(i)=the i-th quadrature factor for evaporation from the </text:p>
      <text:p text:style-name="P5"><text:s/>198 c* <text:s text:c="5"/>continuous regime to form the largest discrete particle </text:p>
      <text:p text:style-name="P5"><text:s/>199 c* <text:s text:c="3"/>factor(i)=the i-th quadrature weight factor for integration over </text:p>
      <text:p text:style-name="P5"><text:s/>200 c* <text:s text:c="5"/>the entire continuous domain </text:p>
      <text:p text:style-name="P5"><text:s/>201 c* <text:s text:c="3"/>headng=character string for heading </text:p>
      <text:p text:style-name="P5"><text:s/>202 c* <text:s text:c="3"/>icase=the case number being solved </text:p>
      <text:p text:style-name="P5"><text:s/>203 c* <text:s text:c="3"/>icondn= <text:s/>0=no condnesation/1=with condensation </text:p>
      <text:p text:style-name="P5"><text:s/>204 c* <text:s text:c="3"/>iflag=flag to ode, 1 indicates this is the first call </text:p>
      <text:p text:style-name="P5"><text:s/>205 c* <text:s text:c="3"/>igrid=number of grid points given </text:p>
      <text:p text:style-name="P5"><text:s/>206 c* <text:s text:c="3"/>iparm(i)=the i-th user supplied parameter </text:p>
      <text:p text:style-name="P5"><text:s/>207 c* <text:s text:c="3"/>iprnt=printer logical unit number </text:p>
      <text:p text:style-name="P5"><text:s/>208 c* <text:s text:c="3"/>iread=card reader logical unit number </text:p>
      <text:p text:style-name="P5"><text:s/>209 c* <text:s text:c="3"/>isetsw=output number to switch interpolation method </text:p>
      <text:p text:style-name="P5"><text:s/>210 c* <text:s text:c="3"/>isetup=flag to call setup before interpolating (0=no/1=yes) </text:p>
      <text:p text:style-name="P5"><text:s/>211 c* <text:s text:c="3"/>isplin=flag to indicate <text:s/>0=cubic spline interpolation </text:p>
      <text:p text:style-name="P5"><text:s/>212 c* <text:s text:c="28"/>1=linear spline interpolation </text:p>
      <text:p text:style-name="P5"><text:s/>213 c* <text:s text:c="28"/>2=logarithmic interpolation </text:p>
      <text:p text:style-name="P5"><text:s/>214 c* <text:s text:c="3"/>ispswt=flag to call setup for switched interpolation method </text:p>
      <text:p text:style-name="P5"><text:s/>215 c* <text:s text:c="5"/>(0=no/1=yes) </text:p>
      <text:p text:style-name="P5"><text:soft-page-break/><text:s/>216 c* <text:s text:c="3"/>issflg=steady state flag, 0=do not use the steady state </text:p>
      <text:p text:style-name="P5"><text:s/>217 c* <text:s text:c="5"/>approximation, 1=use the steady state approximation for the </text:p>
      <text:p text:style-name="P5"><text:s/>218 c* <text:s text:c="5"/>discrete regime </text:p>
      <text:p text:style-name="P5"><text:s/>219 c* <text:s text:c="3"/>isstat=output number at which the steady state approximation is </text:p>
      <text:p text:style-name="P5"><text:s/>220 c* <text:s text:c="5"/>to be used. <text:s/>if zero do not use the s.s. approximation. <text:s/>if </text:p>
      <text:p text:style-name="P5"><text:s/>221 c* <text:s text:c="5"/>-1 print s.s. but do not use. <text:s/>if -2 switch to s.s. when </text:p>
      <text:p text:style-name="P5"><text:s/>222 c* <text:s text:c="5"/>specified error tolerances have been met </text:p>
      <text:p text:style-name="P5"><text:s/>223 c* <text:s text:c="3"/>istop=error flag, 1=error,0=no error,-1=correctable error,code </text:p>
      <text:p text:style-name="P5"><text:s/>224 c* <text:s text:c="11"/>will revert to previous output time,-2=print only discrete </text:p>
      <text:p text:style-name="P5"><text:s/>225 c* <text:s text:c="11"/>regime as determined from the steady state approximation </text:p>
      <text:p text:style-name="P5"><text:s/>226 c* <text:s text:c="3"/>iswtch=the output number for which the program is to </text:p>
      <text:p text:style-name="P5"><text:s/>227 c* <text:s text:c="5"/>switch interpolation methods </text:p>
      <text:p text:style-name="P5"><text:s/>228 c* <text:s text:c="3"/>itimdp=flag for time dependent coagulation and evaporation </text:p>
      <text:p text:style-name="P5"><text:s/>229 c* <text:s text:c="5"/>coefficients (0=time independent/1=time dependent) </text:p>
      <text:p text:style-name="P5"><text:s/>230 c* <text:s text:c="3"/>jprtim=the printing do-loop counter </text:p>
      <text:p text:style-name="P5"><text:s/>231 c* <text:s text:c="3"/>maxevp=the last grid point in the continuous regime for which </text:p>
      <text:p text:style-name="P5"><text:s/>232 c* <text:s text:c="5"/>evaporation is still included </text:p>
      <text:p text:style-name="P5"><text:s/>233 c* <text:s text:c="3"/>maxgdc(i)=maximum discrete cluster size that can coagulate with a </text:p>
      <text:p text:style-name="P5"><text:s/>234 c* <text:s text:c="5"/>particle in the continuous regime to form a particle at the i-th </text:p>
      <text:p text:style-name="P5"><text:s/>235 c* <text:s text:c="5"/>grid point </text:p>
      <text:p text:style-name="P5"><text:s/>236 c* <text:s text:c="3"/>maxsz=the largest discrete cluster that can coagulate with another </text:p>
      <text:p text:style-name="P5"><text:s/>237 c* <text:s text:c="5"/>discrete cluster to from the cluster of interest </text:p>
      <text:p text:style-name="P5"><text:s/>238 c* <text:s text:c="3"/>minw=smallest grid point for which the first coagulation integral </text:p>
      <text:p text:style-name="P5"><text:s/>239 c* <text:s text:c="5"/>is to be computed </text:p>
      <text:p text:style-name="P5"><text:s/>240 c* <text:s text:c="3"/>mxcase=maximum number of cases to solve. will default to one if </text:p>
      <text:p text:style-name="P5"><text:s/>241 c* <text:s text:c="5"/>less than or equal to zero </text:p>
      <text:p text:style-name="P5"><text:s/>242 c* <text:s text:c="3"/>ncremv=number of continuous removals </text:p>
      <text:p text:style-name="P5"><text:s/>243 c* <text:s text:c="3"/>ncsorc=number of continuous sources </text:p>
      <text:p text:style-name="P5"><text:s/>244 c* <text:s text:c="3"/>ndcls(i)=the discrete size number of the i-th grid point given in </text:p>
      <text:p text:style-name="P5"><text:s/>245 c* <text:s text:c="5"/>the continuous regime </text:p>
      <text:p text:style-name="P5"><text:s/>246 c* <text:s text:c="3"/>ndiscr=number of discrete sizes </text:p>
      <text:p text:style-name="P5"><text:s/>247 c* <text:s text:c="3"/>ndremv=number of discrete removals </text:p>
      <text:p text:style-name="P5"><text:s/>248 c* <text:s text:c="3"/>ndsorc=number of discrete sources </text:p>
      <text:p text:style-name="P5"><text:s/>249 c* <text:s text:c="3"/>nmulgv=number of discrete multiplets given in the continuous </text:p>
      <text:p text:style-name="P5"><text:s/>250 c* <text:s text:c="5"/>regime </text:p>
      <text:p text:style-name="P5"><text:s/>251 c* <text:s text:c="3"/>nmulp1=number of multiplets given plus one </text:p>
      <text:p text:style-name="P5"><text:s/>252 c* <text:s text:c="3"/>nmulp2=number of multiplets given plus two </text:p>
      <text:p text:style-name="P5"><text:s/>253 c* <text:s text:c="3"/>nmxvar=maximum number of grid points </text:p>
      <text:p text:style-name="P5"><text:s/>254 c* <text:s text:c="3"/>nprnt=number of outputs </text:p>
      <text:p text:style-name="P5"><text:s/>255 c* <text:s text:c="3"/>nptbet=number of interpolated points between grid points </text:p>
      <text:p text:style-name="P5"><text:s/>256 c* <text:s text:c="3"/>nquadp=number of quadrature points (must be an even number) </text:p>
      <text:p text:style-name="P5"><text:s/>257 c* <text:s text:c="3"/>nquad2=half the number of quadrature points </text:p>
      <text:p text:style-name="P5"><text:s/>258 c* <text:s text:c="3"/>ntroub=number of points at which distribution is negative </text:p>
      <text:p text:style-name="P5"><text:s/>259 c* <text:s text:c="3"/>nvar=number of variables in the continuous regime </text:p>
      <text:p text:style-name="P5"><text:s/>260 c* <text:s text:c="9"/>(equal to the number of grid points) </text:p>
      <text:p text:style-name="P5"><text:s/>261 c* <text:s text:c="3"/>nvarp1=nvar+1=number of variables plus one </text:p>
      <text:p text:style-name="P5"><text:s/>262 c* <text:s text:c="3"/>nvarp2=nvar+2=number of variables plus two </text:p>
      <text:p text:style-name="P5"><text:s/>263 c* <text:s text:c="3"/>nvart=total number of variables=nvar+ndiscr </text:p>
      <text:p text:style-name="P5"><text:s/>264 c* <text:s text:c="3"/>p(i)=storage array for the second derivative of m(w,t) with </text:p>
      <text:p text:style-name="P5"><text:s/>265 c* <text:s text:c="5"/>respect to w at the i+1 grid point. <text:s/>at the first and last grid </text:p>
      <text:p text:style-name="P5"><text:s/>266 c* <text:s text:c="5"/>point the second derivative is assumed to be zero. </text:p>
      <text:p text:style-name="P5"><text:s/>267 c* <text:s text:c="3"/>relerr=relative error (see ode code write up) </text:p>
      <text:p text:style-name="P5"><text:s/>268 c* <text:s text:c="3"/>scavng(i)=scavenging rate of the i-th cluster </text:p>
      <text:p text:style-name="P5"><text:s/>269 c* <text:s text:c="3"/>totalq=array containing the first moments of aerosol added </text:p>
      <text:p text:style-name="P5"><text:s/>270 c* <text:s text:c="5"/>to and removed from the continuous regime, and added to </text:p>
      <text:p text:style-name="P5"><text:s/>271 c* <text:s text:c="5"/>and removed from the discrete regime for each mechanism, </text:p>
      <text:p text:style-name="P5"><text:s/>272 c* <text:s text:c="5"/>respectively </text:p>
      <text:p text:style-name="P5"><text:s/>273 c* <text:s text:c="3"/>totnum=total number of particles/cc </text:p>
      <text:p text:style-name="P5"><text:s/>274 c* <text:s text:c="3"/>totsur=total surface area <text:s/>(square cm/cc) </text:p>
      <text:p text:style-name="P5"><text:soft-page-break/><text:s/>275 c* <text:s text:c="3"/>totvol=total volume of particles <text:s/>(cc/cc) </text:p>
      <text:p text:style-name="P5"><text:s/>276 c* <text:s text:c="3"/>tout(i)=the i-th output time </text:p>
      <text:p text:style-name="P5"><text:s/>277 c* <text:s text:c="3"/>sub(i)=sub-diagonal elements of tri-diagonal matrix </text:p>
      <text:p text:style-name="P5"><text:s/>278 c* <text:s text:c="3"/>super(i)=super-diagonal elements of tri-diagonal matrix </text:p>
      <text:p text:style-name="P5"><text:s/>279 c* <text:s text:c="3"/>txa=ln(2)/ln(xb/xa)= the w size of a particle produced when </text:p>
      <text:p text:style-name="P5"><text:s/>280 c* <text:s text:c="5"/>two of the smallest paticles of size w=0 coagulate </text:p>
      <text:p text:style-name="P5"><text:s/>281 c* <text:s text:c="3"/>upper=upper limit of integration </text:p>
      <text:p text:style-name="P5"><text:s/>282 c* <text:s text:c="3"/>w(i)=ln(x/xa)/ln(xb/xa) of the i-th grid point </text:p>
      <text:p text:style-name="P5"><text:s/>283 c* <text:s text:c="3"/>wbet(i)=the i-th w value interpolated between two grid points </text:p>
      <text:p text:style-name="P5"><text:s/>284 c* <text:s text:c="3"/>wd(i,j)=the w of a particle in the continuous regime, such that </text:p>
      <text:p text:style-name="P5"><text:s/>285 c* <text:s text:c="5"/>when it coagualtes with the i-th discrete cluster a particle of </text:p>
      <text:p text:style-name="P5"><text:s/>286 c* <text:s text:c="5"/>size w(j) is formed </text:p>
      <text:p text:style-name="P5"><text:s/>287 c* <text:s text:c="3"/>wmz1(i,j)=the w size of a particle which when it coagulates with a </text:p>
      <text:p text:style-name="P5"><text:s/>288 c* <text:s text:c="5"/>particle at the i-th quadrature point, a particle at the j-th </text:p>
      <text:p text:style-name="P5"><text:s/>289 c* <text:s text:c="5"/>grid point is formed </text:p>
      <text:p text:style-name="P5"><text:s/>290 c* <text:s text:c="3"/>wpls(i)=the w size of the i-th grid point plus a monomer </text:p>
      <text:p text:style-name="P5"><text:s/>291 c* <text:s text:c="3"/>x(i)=particle size at the i-th grid point </text:p>
      <text:p text:style-name="P5"><text:s/>292 c* <text:s text:c="3"/>xa=size of smallest particle </text:p>
      <text:p text:style-name="P5"><text:s/>293 c* <text:s text:c="3"/>xb=size of largest particle </text:p>
      <text:p text:style-name="P5"><text:s/>294 c* <text:s text:c="3"/>xbet=particle size of interpolated points between two grid points </text:p>
      <text:p text:style-name="P5"><text:s/>295 c* <text:s text:c="3"/>xboxa=xb/xa </text:p>
      <text:p text:style-name="P5"><text:s/>296 c* <text:s text:c="3"/>xtroub(i)=particle size array at which distribution is negative </text:p>
      <text:p text:style-name="P5"><text:s/>297 c* <text:s text:c="3"/>z(i)=the w size of the i-th quadrature point over the entire </text:p>
      <text:p text:style-name="P5"><text:s/>298 c* <text:s text:c="5"/>continuous regime </text:p>
      <text:p text:style-name="P5"><text:s/>299 c* <text:s text:c="3"/>zmass(i)=the particle size at the i-th quadrature point </text:p>
      <text:p text:style-name="P5"><text:s/>300 c* <text:s text:c="3"/>z1(i,j)=the i-th quadrature point for the first coagulation </text:p>
      <text:p text:style-name="P5"><text:s/>301 c* <text:s text:c="5"/>integral for the j-th grid point </text:p>
      <text:p text:style-name="P5"><text:s/>302 c* <text:s text:c="3"/>z2(i,j)=the i-th quadrature point for the second coagualtion </text:p>
      <text:p text:style-name="P5"><text:s/>303 c* <text:s text:c="5"/>integral for the j-th grid point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><text:soft-page-break/><text:s/>157 C* <text:s text:c="9"/>VARIABLES USED BY THE PROGRAM </text:p>
      <text:p text:style-name="P1"><text:s/>158 C* </text:p>
      <text:p text:style-name="P1"><text:s/>159 C* <text:s text:c="3"/>A(I)=FOR I=1 TO NVAR IT IS THE VALUE OF THE CONTINUOUS </text:p>
      <text:p text:style-name="P1"><text:s/>160 C* <text:s text:c="5"/>DISTRIBUTION AT THE I-TH GRID POINT. <text:s/>FOR I=NVAR+1 TO NVART </text:p>
      <text:p text:style-name="P1"><text:s/>161 C* <text:s text:c="5"/>IT IS THE NUMBER OF PARTICLES AT THE DISCRETE SIZE I-NVAR </text:p>
      <text:p text:style-name="P1"><text:s/>162 C* <text:s text:c="3"/>ABSERR=ABSOLUTE INTEGRATION ERROR (SEE ODE CODE WRITE UP) </text:p>
      <text:p text:style-name="P1"><text:s/>163 C* <text:s text:c="3"/>ADIF(I)=THIS ARRAY IS USED TO TRANSFER THE A ARRAY TO THE ODE </text:p>
      <text:p text:style-name="P1"><text:s/>164 C* <text:s text:c="5"/>PACKAGE. </text:p>
      <text:p text:style-name="P1"><text:s/>165 C* <text:s text:c="3"/>ASAVE(I)=SAVED A ARRAY FROM LAST OUTPUT TIME </text:p>
      <text:p text:style-name="P1"><text:s/>166 C* <text:s text:c="3"/>ALGXBA=LN(XB/XA) </text:p>
      <text:p text:style-name="P1"><text:s/>167 C* <text:s text:c="3"/>ATRY(I)=NEXT ITERATION FOR THE CONCENTRATION OF THE I-TH CLUSTER, </text:p>
      <text:p text:style-name="P1"><text:s/>168 C* <text:s text:c="5"/>USING THE STEADY STATE APPROXIMATION </text:p>
      <text:p text:style-name="P1"><text:s/>169 C* <text:s text:c="3"/>BESR(I,J)=COAGULATION COEFFICIENT TIMES THE JACOBIAN FOR THE I-TH </text:p>
      <text:p text:style-name="P1"><text:s/>170 C* <text:s text:c="5"/>DISCRETE CLUSTER WITH A PARTICLE IN THE CONTINUOUS REGIME SUCH </text:p>
      <text:p text:style-name="P1"><text:s/>171 C* <text:s text:c="5"/>THAT A PARTICLE AT THE J-TH GRID POINT IS FORMED </text:p>
      <text:p text:style-name="P1"><text:s/>172 C* <text:s text:c="3"/>BETADC(I,J)=THE COAGULATION COEFFICIENT OF THE I-TH CLUSTER WITH </text:p>
      <text:p text:style-name="P1"><text:s/>173 C* <text:s text:c="5"/>THE J-TH GRID POINT </text:p>
      <text:p text:style-name="P1"><text:s/>174 C* <text:s text:c="3"/>BETDSR(I)=STORAGE ARRAY FOR CLUSTER-CLUSTER COAGULATION </text:p>
      <text:p text:style-name="P1"><text:s/>175 C* <text:s text:c="5"/>COEFFICIENTS </text:p>
      <text:p text:style-name="P1"><text:s/>176 C* <text:s text:c="3"/>BOTTOM=LOWER LIMIT OF INTEGRATION </text:p>
      <text:p text:style-name="P1"><text:s/>177 C* <text:s text:c="3"/>DADT(I)=THE DERIVATIVE OF ADIF(I) WITH RESPECT TO TIME </text:p>
      <text:p text:style-name="P1"><text:s/>178 C* <text:s text:c="3"/>DIAG(I)=DIAGONAL ELEMENTS OF TRI-DIAGONAL MATRIX </text:p>
      <text:p text:style-name="P1"><text:s/>179 C* <text:s text:c="3"/>DISTD=NUMBER DISTRIBUTION (NUMBER/CC) </text:p>
      <text:p text:style-name="P1"><text:s/>180 C* <text:s text:c="3"/>DISTS=SURFACE AREA DISTRIBUTION <text:s/>(SQUARE CM/CC) </text:p>
      <text:p text:style-name="P1"><text:s/>181 C* <text:s text:c="3"/>DISTV=VOLUME DISTRIBUTION <text:s/>(CC/CC) </text:p>
      <text:p text:style-name="P1"><text:s/>182 C* <text:s text:c="3"/>DMEAN=MEAN DIAMETER <text:s/>(CM) </text:p>
      <text:p text:style-name="P1"><text:s/>183 C* <text:s text:c="3"/>EVAPR=TOTAL MONOMER EVAPORATION RATE FROM THE CONTINUOUS REGIME </text:p>
      <text:p text:style-name="P1"><text:s/>184 C* <text:s text:c="3"/>EVPSTR(I)=EVAPORATION COEFFICIENT AT THE I-TH GRID POINT. FOR </text:p>
      <text:p text:style-name="P1"><text:s/>185 C* <text:s text:c="5"/>I=NVARP2 TO NVART, THIS IS THE EVAPORATION COEFFICIENT OF THE </text:p>
      <text:p text:style-name="P1"><text:s/>186 C* <text:s text:c="5"/>I-TH CLUSTER </text:p>
      <text:p text:style-name="P1"><text:s/>187 C* <text:s text:c="3"/>FACT1A(I,J)=THE I-TH QUADRATURE FACTOR FOR THE FIRST TERM OF THE </text:p>
      <text:p text:style-name="P1"><text:s/>188 C* <text:s text:c="5"/>FIRST COAGULATION INTEGRAL FOR THE J-TH GRID POINT </text:p>
      <text:p text:style-name="P1"><text:s/>189 C* <text:s text:c="3"/>FACT1B(I,J)=THE I-TH QUADRATURE FACTOR FOR THE SECOND TERM OF THE </text:p>
      <text:p text:style-name="P1"><text:s/>190 C* <text:s text:c="5"/>FIRST COAGULATION INTEGRAL FOR THE J-TH GRID POINT </text:p>
      <text:p text:style-name="P1"><text:s/>191 C* <text:s text:c="3"/>FACT2(I,J)=THE I-TH QUADRATURE FACTOR FOR THE SECOND COAGULATION </text:p>
      <text:p text:style-name="P1"><text:s/>192 C* <text:s text:c="5"/>INTEGRAL FOR THE J-TH GRID POINT. FOR J=NVARP1 TO NVART THIS IS </text:p>
      <text:p text:style-name="P1"><text:s/>193 C* <text:s text:c="5"/>THE QUADRATURE FACTOR FOR THE SCAVENGING OF THE (J-NVAR)-TH </text:p>
      <text:p text:style-name="P1"><text:s/>194 C* <text:s text:c="5"/>CLUSTER BY PARTICLES IN THE CONTINUOUS REGIME </text:p>
      <text:p text:style-name="P1"><text:s/>195 C* <text:s text:c="3"/>FACTE1(I)=THE I-TH QUADRATURE FACTOR FOR THE GAIN OF MONOMER DUE </text:p>
      <text:p text:style-name="P1"><text:s/>196 C* <text:s text:c="5"/>TO EVAPORATION FROM THE CONTINUOUS REGIME </text:p>
      <text:p text:style-name="P1"><text:s/>197 C* <text:s text:c="3"/>FACTE3(I)=THE I-TH QUADRATURE FACTOR FOR EVAPORATION FROM THE </text:p>
      <text:p text:style-name="P1"><text:s/>198 C* <text:s text:c="5"/>CONTINUOUS REGIME TO FORM THE LARGEST DISCRETE PARTICLE </text:p>
      <text:p text:style-name="P1"><text:s/>199 C* <text:s text:c="3"/>FACTOR(I)=THE I-TH QUADRATURE WEIGHT FACTOR FOR INTEGRATION OVER </text:p>
      <text:p text:style-name="P1"><text:s/>200 C* <text:s text:c="5"/>THE ENTIRE CONTINUOUS DOMAIN </text:p>
      <text:p text:style-name="P1"><text:s/>201 C* <text:s text:c="3"/>HEADNG=CHARACTER STRING FOR HEADING </text:p>
      <text:p text:style-name="P1"><text:s/>202 C* <text:s text:c="3"/>ICASE=THE CASE NUMBER BEING SOLVED </text:p>
      <text:p text:style-name="P1"><text:s/>203 C* <text:s text:c="3"/>ICONDN= <text:s/>0=NO CONDNESATION/1=WITH CONDENSATION </text:p>
      <text:p text:style-name="P1"><text:s/>204 C* <text:s text:c="3"/>IFLAG=FLAG TO ODE, 1 INDICATES THIS IS THE FIRST CALL </text:p>
      <text:p text:style-name="P1"><text:s/>205 C* <text:s text:c="3"/>IGRID=NUMBER OF GRID POINTS GIVEN </text:p>
      <text:p text:style-name="P1"><text:s/>206 C* <text:s text:c="3"/>IPARM(I)=THE I-TH USER SUPPLIED PARAMETER </text:p>
      <text:p text:style-name="P1"><text:s/>207 C* <text:s text:c="3"/>IPRNT=PRINTER LOGICAL UNIT NUMBER </text:p>
      <text:p text:style-name="P1"><text:s/>208 C* <text:s text:c="3"/>IREAD=CARD READER LOGICAL UNIT NUMBER </text:p>
      <text:p text:style-name="P1"><text:s/>209 C* <text:s text:c="3"/>ISETSW=OUTPUT NUMBER TO SWITCH INTERPOLATION METHOD </text:p>
      <text:p text:style-name="P1"><text:s/>210 C* <text:s text:c="3"/>ISETUP=FLAG TO CALL SETUP BEFORE INTERPOLATING (0=NO/1=YES) </text:p>
      <text:p text:style-name="P1"><text:s/>211 C* <text:s text:c="3"/>ISPLIN=FLAG TO INDICATE <text:s/>0=CUBIC SPLINE INTERPOLATION </text:p>
      <text:p text:style-name="P1"><text:s/>212 C* <text:s text:c="28"/>1=LINEAR SPLINE INTERPOLATION </text:p>
      <text:p text:style-name="P1"><text:s/>213 C* <text:s text:c="28"/>2=LOGARITHMIC INTERPOLATION </text:p>
      <text:p text:style-name="P1"><text:s/>214 C* <text:s text:c="3"/>ISPSWT=FLAG TO CALL SETUP FOR SWITCHED INTERPOLATION METHOD </text:p>
      <text:p text:style-name="P1"><text:s/>215 C* <text:s text:c="5"/>(0=NO/1=YES) </text:p>
      <text:p text:style-name="P1"><text:soft-page-break/><text:s/>216 C* <text:s text:c="3"/>ISSFLG=STEADY STATE FLAG, 0=DO NOT USE THE STEADY STATE </text:p>
      <text:p text:style-name="P1"><text:s/>217 C* <text:s text:c="5"/>APPROXIMATION, 1=USE THE STEADY STATE APPROXIMATION FOR THE </text:p>
      <text:p text:style-name="P1"><text:s/>218 C* <text:s text:c="5"/>DISCRETE REGIME </text:p>
      <text:p text:style-name="P1"><text:s/>219 C* <text:s text:c="3"/>ISSTAT=OUTPUT NUMBER AT WHICH THE STEADY STATE APPROXIMATION IS </text:p>
      <text:p text:style-name="P1"><text:s/>220 C* <text:s text:c="5"/>TO BE USED. <text:s/>IF ZERO DO NOT USE THE S.S. APPROXIMATION. <text:s/>IF </text:p>
      <text:p text:style-name="P1"><text:s/>221 C* <text:s text:c="5"/>-1 PRINT S.S. BUT DO NOT USE. <text:s/>IF -2 SWITCH TO S.S. WHEN </text:p>
      <text:p text:style-name="P1"><text:s/>222 C* <text:s text:c="5"/>SPECIFIED ERROR TOLERANCES HAVE BEEN MET </text:p>
      <text:p text:style-name="P1"><text:s/>223 C* <text:s text:c="3"/>ISTOP=ERROR FLAG, 1=ERROR,0=NO ERROR,-1=CORRECTABLE ERROR,CODE </text:p>
      <text:p text:style-name="P1"><text:s/>224 C* <text:s text:c="11"/>WILL REVERT TO PREVIOUS OUTPUT TIME,-2=PRINT ONLY DISCRETE </text:p>
      <text:p text:style-name="P1"><text:s/>225 C* <text:s text:c="11"/>REGIME AS DETERMINED FROM THE STEADY STATE APPROXIMATION </text:p>
      <text:p text:style-name="P1"><text:s/>226 C* <text:s text:c="3"/>ISWTCH=THE OUTPUT NUMBER FOR WHICH THE PROGRAM IS TO </text:p>
      <text:p text:style-name="P1"><text:s/>227 C* <text:s text:c="5"/>SWITCH INTERPOLATION METHODS </text:p>
      <text:p text:style-name="P1"><text:s/>228 C* <text:s text:c="3"/>ITIMDP=FLAG FOR TIME DEPENDENT COAGULATION AND EVAPORATION </text:p>
      <text:p text:style-name="P1"><text:s/>229 C* <text:s text:c="5"/>COEFFICIENTS (0=TIME INDEPENDENT/1=TIME DEPENDENT) </text:p>
      <text:p text:style-name="P1"><text:s/>230 C* <text:s text:c="3"/>JPRTIM=THE PRINTING DO-LOOP COUNTER </text:p>
      <text:p text:style-name="P1"><text:s/>231 C* <text:s text:c="3"/>MAXEVP=THE LAST GRID POINT IN THE CONTINUOUS REGIME FOR WHICH </text:p>
      <text:p text:style-name="P1"><text:s/>232 C* <text:s text:c="5"/>EVAPORATION IS STILL INCLUDED </text:p>
      <text:p text:style-name="P1"><text:s/>233 C* <text:s text:c="3"/>MAXGDC(I)=MAXIMUM DISCRETE CLUSTER SIZE THAT CAN COAGULATE WITH A </text:p>
      <text:p text:style-name="P1"><text:s/>234 C* <text:s text:c="5"/>PARTICLE IN THE CONTINUOUS REGIME TO FORM A PARTICLE AT THE I-TH </text:p>
      <text:p text:style-name="P1"><text:s/>235 C* <text:s text:c="5"/>GRID POINT </text:p>
      <text:p text:style-name="P1"><text:s/>236 C* <text:s text:c="3"/>MAXSZ=THE LARGEST DISCRETE CLUSTER THAT CAN COAGULATE WITH ANOTHER </text:p>
      <text:p text:style-name="P1"><text:s/>237 C* <text:s text:c="5"/>DISCRETE CLUSTER TO FROM THE CLUSTER OF INTEREST </text:p>
      <text:p text:style-name="P1"><text:s/>238 C* <text:s text:c="3"/>MINW=SMALLEST GRID POINT FOR WHICH THE FIRST COAGULATION INTEGRAL </text:p>
      <text:p text:style-name="P1"><text:s/>239 C* <text:s text:c="5"/>IS TO BE COMPUTED </text:p>
      <text:p text:style-name="P1"><text:s/>240 C* <text:s text:c="3"/>MXCASE=MAXIMUM NUMBER OF CASES TO SOLVE. WILL DEFAULT TO ONE IF </text:p>
      <text:p text:style-name="P1"><text:s/>241 C* <text:s text:c="5"/>LESS THAN OR EQUAL TO ZERO </text:p>
      <text:p text:style-name="P1"><text:s/>242 C* <text:s text:c="3"/>NCREMV=NUMBER OF CONTINUOUS REMOVALS </text:p>
      <text:p text:style-name="P1"><text:s/>243 C* <text:s text:c="3"/>NCSORC=NUMBER OF CONTINUOUS SOURCES </text:p>
      <text:p text:style-name="P1"><text:s/>244 C* <text:s text:c="3"/>NDCLS(I)=THE DISCRETE SIZE NUMBER OF THE I-TH GRID POINT GIVEN IN </text:p>
      <text:p text:style-name="P1"><text:s/>245 C* <text:s text:c="5"/>THE CONTINUOUS REGIME </text:p>
      <text:p text:style-name="P1"><text:s/>246 C* <text:s text:c="3"/>NDISCR=NUMBER OF DISCRETE SIZES </text:p>
      <text:p text:style-name="P1"><text:s/>247 C* <text:s text:c="3"/>NDREMV=NUMBER OF DISCRETE REMOVALS </text:p>
      <text:p text:style-name="P1"><text:s/>248 C* <text:s text:c="3"/>NDSORC=NUMBER OF DISCRETE SOURCES </text:p>
      <text:p text:style-name="P1"><text:s/>249 C* <text:s text:c="3"/>NMULGV=NUMBER OF DISCRETE MULTIPLETS GIVEN IN THE CONTINUOUS </text:p>
      <text:p text:style-name="P1"><text:s/>250 C* <text:s text:c="5"/>REGIME </text:p>
      <text:p text:style-name="P1"><text:s/>251 C* <text:s text:c="3"/>NMULP1=NUMBER OF MULTIPLETS GIVEN PLUS ONE </text:p>
      <text:p text:style-name="P1"><text:s/>252 C* <text:s text:c="3"/>NMULP2=NUMBER OF MULTIPLETS GIVEN PLUS TWO </text:p>
      <text:p text:style-name="P1"><text:s/>253 C* <text:s text:c="3"/>NMXVAR=MAXIMUM NUMBER OF GRID POINTS </text:p>
      <text:p text:style-name="P1"><text:s/>254 C* <text:s text:c="3"/>NPRNT=NUMBER OF OUTPUTS </text:p>
      <text:p text:style-name="P1"><text:s/>255 C* <text:s text:c="3"/>NPTBET=NUMBER OF INTERPOLATED POINTS BETWEEN GRID POINTS </text:p>
      <text:p text:style-name="P1"><text:s/>256 C* <text:s text:c="3"/>NQUADP=NUMBER OF QUADRATURE POINTS (MUST BE AN EVEN NUMBER) </text:p>
      <text:p text:style-name="P1"><text:s/>257 C* <text:s text:c="3"/>NQUAD2=HALF THE NUMBER OF QUADRATURE POINTS </text:p>
      <text:p text:style-name="P1"><text:s/>258 C* <text:s text:c="3"/>NTROUB=NUMBER OF POINTS AT WHICH DISTRIBUTION IS NEGATIVE </text:p>
      <text:p text:style-name="P1"><text:s/>259 C* <text:s text:c="3"/>NVAR=NUMBER OF VARIABLES IN THE CONTINUOUS REGIME </text:p>
      <text:p text:style-name="P1"><text:s/>260 C* <text:s text:c="9"/>(EQUAL TO THE NUMBER OF GRID POINTS) </text:p>
      <text:p text:style-name="P1"><text:s/>261 C* <text:s text:c="3"/>NVARP1=NVAR+1=NUMBER OF VARIABLES PLUS ONE </text:p>
      <text:p text:style-name="P1"><text:s/>262 C* <text:s text:c="3"/>NVARP2=NVAR+2=NUMBER OF VARIABLES PLUS TWO </text:p>
      <text:p text:style-name="P1"><text:s/>263 C* <text:s text:c="3"/>NVART=TOTAL NUMBER OF VARIABLES=NVAR+NDISCR </text:p>
      <text:p text:style-name="P1"><text:s/>264 C* <text:s text:c="3"/>P(I)=STORAGE ARRAY FOR THE SECOND DERIVATIVE OF M(W,T) WITH </text:p>
      <text:p text:style-name="P1"><text:s/>265 C* <text:s text:c="5"/>RESPECT TO W AT THE I+1 GRID POINT. <text:s/>AT THE FIRST AND LAST GRID </text:p>
      <text:p text:style-name="P1"><text:s/>266 C* <text:s text:c="5"/>POINT THE SECOND DERIVATIVE IS ASSUMED TO BE ZERO. </text:p>
      <text:p text:style-name="P1"><text:s/>267 C* <text:s text:c="3"/>RELERR=RELATIVE ERROR (SEE ODE CODE WRITE UP) </text:p>
      <text:p text:style-name="P1"><text:s/>268 C* <text:s text:c="3"/>SCAVNG(I)=SCAVENGING RATE OF THE I-TH CLUSTER </text:p>
      <text:p text:style-name="P1"><text:s/>269 C* <text:s text:c="3"/>TOTALQ=ARRAY CONTAINING THE FIRST MOMENTS OF AEROSOL ADDED </text:p>
      <text:p text:style-name="P1"><text:s/>270 C* <text:s text:c="5"/>TO AND REMOVED FROM THE CONTINUOUS REGIME, AND ADDED TO </text:p>
      <text:p text:style-name="P1"><text:s/>271 C* <text:s text:c="5"/>AND REMOVED FROM THE DISCRETE REGIME FOR EACH MECHANISM, </text:p>
      <text:p text:style-name="P1"><text:s/>272 C* <text:s text:c="5"/>RESPECTIVELY </text:p>
      <text:p text:style-name="P1"><text:s/>273 C* <text:s text:c="3"/>TOTNUM=TOTAL NUMBER OF PARTICLES/CC </text:p>
      <text:p text:style-name="P1"><text:s/>274 C* <text:s text:c="3"/>TOTSUR=TOTAL SURFACE AREA <text:s/>(SQUARE CM/CC) </text:p>
      <text:p text:style-name="P1"><text:soft-page-break/><text:s/>275 C* <text:s text:c="3"/>TOTVOL=TOTAL VOLUME OF PARTICLES <text:s/>(CC/CC) </text:p>
      <text:p text:style-name="P1"><text:s/>276 C* <text:s text:c="3"/>TOUT(I)=THE I-TH OUTPUT TIME </text:p>
      <text:p text:style-name="P1"><text:s/>277 C* <text:s text:c="3"/>SUB(I)=SUB-DIAGONAL ELEMENTS OF TRI-DIAGONAL MATRIX </text:p>
      <text:p text:style-name="P1"><text:s/>278 C* <text:s text:c="3"/>SUPER(I)=SUPER-DIAGONAL ELEMENTS OF TRI-DIAGONAL MATRIX </text:p>
      <text:p text:style-name="P1"><text:s/>279 C* <text:s text:c="3"/>TXA=LN(2)/LN(XB/XA)= THE W SIZE OF A PARTICLE PRODUCED WHEN </text:p>
      <text:p text:style-name="P1"><text:s/>280 C* <text:s text:c="5"/>TWO OF THE SMALLEST PATICLES OF SIZE W=0 COAGULATE </text:p>
      <text:p text:style-name="P1"><text:s/>281 C* <text:s text:c="3"/>UPPER=UPPER LIMIT OF INTEGRATION </text:p>
      <text:p text:style-name="P1"><text:s/>282 C* <text:s text:c="3"/>W(I)=LN(X/XA)/LN(XB/XA) OF THE I-TH GRID POINT </text:p>
      <text:p text:style-name="P1"><text:s/>283 C* <text:s text:c="3"/>WBET(I)=THE I-TH W VALUE INTERPOLATED BETWEEN TWO GRID POINTS </text:p>
      <text:p text:style-name="P1"><text:s/>284 C* <text:s text:c="3"/>WD(I,J)=THE W OF A PARTICLE IN THE CONTINUOUS REGIME, SUCH THAT </text:p>
      <text:p text:style-name="P1"><text:s/>285 C* <text:s text:c="5"/>WHEN IT COAGUALTES WITH THE I-TH DISCRETE CLUSTER A PARTICLE OF </text:p>
      <text:p text:style-name="P1"><text:s/>286 C* <text:s text:c="5"/>SIZE W(J) IS FORMED </text:p>
      <text:p text:style-name="P1"><text:s/>287 C* <text:s text:c="3"/>WMZ1(I,J)=THE W SIZE OF A PARTICLE WHICH WHEN IT COAGULATES WITH A </text:p>
      <text:p text:style-name="P1"><text:s/>288 C* <text:s text:c="5"/>PARTICLE AT THE I-TH QUADRATURE POINT, A PARTICLE AT THE J-TH </text:p>
      <text:p text:style-name="P1"><text:s/>289 C* <text:s text:c="5"/>GRID POINT IS FORMED </text:p>
      <text:p text:style-name="P1"><text:s/>290 C* <text:s text:c="3"/>WPLS(I)=THE W SIZE OF THE I-TH GRID POINT PLUS A MONOMER </text:p>
      <text:p text:style-name="P1"><text:s/>291 C* <text:s text:c="3"/>X(I)=PARTICLE SIZE AT THE I-TH GRID POINT </text:p>
      <text:p text:style-name="P1"><text:s/>292 C* <text:s text:c="3"/>XA=SIZE OF SMALLEST PARTICLE </text:p>
      <text:p text:style-name="P1"><text:s/>293 C* <text:s text:c="3"/>XB=SIZE OF LARGEST PARTICLE </text:p>
      <text:p text:style-name="P1"><text:s/>294 C* <text:s text:c="3"/>XBET=PARTICLE SIZE OF INTERPOLATED POINTS BETWEEN TWO GRID POINTS </text:p>
      <text:p text:style-name="P1"><text:s/>295 C* <text:s text:c="3"/>XBOXA=XB/XA </text:p>
      <text:p text:style-name="P1"><text:s/>296 C* <text:s text:c="3"/>XTROUB(I)=PARTICLE SIZE ARRAY AT WHICH DISTRIBUTION IS NEGATIVE </text:p>
      <text:p text:style-name="P1"><text:s/>297 C* <text:s text:c="3"/>Z(I)=THE W SIZE OF THE I-TH QUADRATURE POINT OVER THE ENTIRE </text:p>
      <text:p text:style-name="P1"><text:s/>298 C* <text:s text:c="5"/>CONTINUOUS REGIME </text:p>
      <text:p text:style-name="P1"><text:s/>299 C* <text:s text:c="3"/>ZMASS(I)=THE PARTICLE SIZE AT THE I-TH QUADRATURE POINT </text:p>
      <text:p text:style-name="P1"><text:s/>300 C* <text:s text:c="3"/>Z1(I,J)=THE I-TH QUADRATURE POINT FOR THE FIRST COAGULATION </text:p>
      <text:p text:style-name="P1"><text:s/>301 C* <text:s text:c="5"/>INTEGRAL FOR THE J-TH GRID POINT </text:p>
      <text:p text:style-name="P1"><text:s/>302 C* <text:s text:c="3"/>Z2(I,J)=THE I-TH QUADRATURE POINT FOR THE SECOND COAGUALTION </text:p>
      <text:p text:style-name="P1"><text:s/>303 C* <text:s text:c="5"/>INTEGRAL FOR THE J-TH GRID POI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9T17:00:04.225479746</dc:date>
    <meta:generator>LibreOffice/4.2.7.2$Linux_X86_64 LibreOffice_project/420m0$Build-2</meta:generator>
    <meta:editing-duration>PT47S</meta:editing-duration>
    <meta:editing-cycles>2</meta:editing-cycles>
    <meta:document-statistic meta:table-count="0" meta:image-count="0" meta:object-count="0" meta:page-count="6" meta:paragraph-count="294" meta:word-count="2532" meta:character-count="17168" meta:non-whitespace-character-count="13098"/>
  </office:meta>
</office:document-meta>
</file>